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6cecc" officeooo:paragraph-rsid="0016cecc"/>
    </style:style>
    <style:style style:name="P2" style:family="paragraph" style:parent-style-name="Standard">
      <style:text-properties fo:language="en" fo:country="US" officeooo:rsid="0016cecc" officeooo:paragraph-rsid="0018fe62"/>
    </style:style>
    <style:style style:name="P3" style:family="paragraph" style:parent-style-name="Standard">
      <style:text-properties fo:language="en" fo:country="US" officeooo:rsid="0016cecc" officeooo:paragraph-rsid="001c244f"/>
    </style:style>
    <style:style style:name="T1" style:family="text">
      <style:text-properties fo:language="ru" fo:country="RU" officeooo:rsid="0017ffe8"/>
    </style:style>
    <style:style style:name="T2" style:family="text">
      <style:text-properties fo:language="ru" fo:country="RU" officeooo:rsid="001d64dd"/>
    </style:style>
    <style:style style:name="T3" style:family="text">
      <style:text-properties fo:language="ru" fo:country="RU" officeooo:rsid="00207162"/>
    </style:style>
    <style:style style:name="T4" style:family="text">
      <style:text-properties fo:language="ru" fo:country="RU" officeooo:rsid="0020a0c2"/>
    </style:style>
    <style:style style:name="T5" style:family="text">
      <style:text-properties fo:language="ru" fo:country="RU" officeooo:rsid="00215f75"/>
    </style:style>
    <style:style style:name="T6" style:family="text">
      <style:text-properties fo:language="ru" fo:country="RU" officeooo:rsid="001d46be"/>
    </style:style>
    <style:style style:name="T7" style:family="text">
      <style:text-properties fo:language="ru" fo:country="RU" officeooo:rsid="0025ceaa"/>
    </style:style>
    <style:style style:name="T8" style:family="text">
      <style:text-properties fo:language="ru" fo:country="RU" officeooo:rsid="00272f33"/>
    </style:style>
    <style:style style:name="T9" style:family="text">
      <style:text-properties fo:language="ru" fo:country="RU" fo:font-style="normal" officeooo:rsid="00297847" style:font-style-asian="normal" style:font-style-complex="normal"/>
    </style:style>
    <style:style style:name="T10" style:family="text">
      <style:text-properties officeooo:rsid="0017ffe8"/>
    </style:style>
    <style:style style:name="T11" style:family="text">
      <style:text-properties officeooo:rsid="0018fe62"/>
    </style:style>
    <style:style style:name="T12" style:family="text">
      <style:text-properties officeooo:rsid="001a709d"/>
    </style:style>
    <style:style style:name="T13" style:family="text">
      <style:text-properties officeooo:rsid="001c244f"/>
    </style:style>
    <style:style style:name="T14" style:family="text">
      <style:text-properties fo:font-style="italic" officeooo:rsid="001c244f" style:font-style-asian="italic" style:font-style-complex="italic"/>
    </style:style>
    <style:style style:name="T15" style:family="text">
      <style:text-properties fo:font-style="normal" officeooo:rsid="001c244f" style:font-style-asian="normal" style:font-style-complex="normal"/>
    </style:style>
    <style:style style:name="T16" style:family="text">
      <style:text-properties fo:font-style="normal" officeooo:rsid="001d46be" style:font-style-asian="normal" style:font-style-complex="normal"/>
    </style:style>
    <style:style style:name="T17" style:family="text">
      <style:text-properties fo:font-style="normal" officeooo:rsid="00297847" style:font-style-asian="normal" style:font-style-complex="normal"/>
    </style:style>
    <style:style style:name="T18" style:family="text">
      <style:text-properties officeooo:rsid="001d46be"/>
    </style:style>
    <style:style style:name="T19" style:family="text">
      <style:text-properties officeooo:rsid="001d64dd"/>
    </style:style>
    <style:style style:name="T20" style:family="text">
      <style:text-properties officeooo:rsid="001d6ea9"/>
    </style:style>
    <style:style style:name="T21" style:family="text">
      <style:text-properties officeooo:rsid="00207162"/>
    </style:style>
    <style:style style:name="T22" style:family="text">
      <style:text-properties officeooo:rsid="0020a0c2"/>
    </style:style>
    <style:style style:name="T23" style:family="text">
      <style:text-properties officeooo:rsid="00215f75"/>
    </style:style>
    <style:style style:name="T24" style:family="text">
      <style:text-properties officeooo:rsid="0022c7e7"/>
    </style:style>
    <style:style style:name="T25" style:family="text">
      <style:text-properties officeooo:rsid="00241157"/>
    </style:style>
    <style:style style:name="T26" style:family="text">
      <style:text-properties officeooo:rsid="0025ceaa"/>
    </style:style>
    <style:style style:name="T27" style:family="text">
      <style:text-properties officeooo:rsid="00272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How many times a day <text:span text:style-name="T19">do </text:span>you use your smartphone? Which gadgets is your favorite?</text:p>
      <text:p text:style-name="P1">My favorite gadgets is phone and headphone<text:span text:style-name="T20">s</text:span>. I usually use my <text:span text:style-name="T10">phone about thirty times a day. To my view it is normal number.</text:span></text:p>
      <text:p text:style-name="P2"><text:tab/><text:span text:style-name="T10">How much time can</text:span><text:span text:style-name="T1"> </text:span><text:span text:style-name="T8">y</text:span><text:span text:style-name="T27">ou</text:span><text:span text:style-name="T1"> </text:span><text:span text:style-name="T10">spend without gadgets and electronic devices? Can you imagine your life without them? </text:span><text:span text:style-name="T11">I could not answer these questions that's why I made challenge for myself and tried to spend my usual day without my favorite gadgets.</text:span></text:p>
      <text:p text:style-name="P2"><text:span text:style-name="T11"><text:tab/>First of all, I got up too late and had to skip my breakfast because I had not enough time for it. It happe</text:span><text:span text:style-name="T22">ned</text:span><text:span text:style-name="T11"> because it is only one alarm clock included in my smartphone.</text:span></text:p>
      <text:p text:style-name="P2"><text:tab/><text:span text:style-name="T11">Then I </text:span><text:span text:style-name="T22">had been</text:span><text:span text:style-name="T11"> listening noises in subway <text:s/>about thirty minutes. </text:span><text:span text:style-name="T23">It is always annoying me. </text:span><text:span text:style-name="T11">I had to do it <text:s/>because headphones were banned during my challenge.</text:span></text:p>
      <text:p text:style-name="P2"><text:tab/><text:span text:style-name="T12">After that I entered university and spent a lot of time to find necessary room because I usually use convenient app for navigation in university buildings, but I could not use my phone. Th</text:span><text:span text:style-name="T24">at</text:span><text:span text:style-name="T12"> day I </text:span><text:span text:style-name="T24">had to ask </text:span><text:span text:style-name="T25">other</text:span><text:span text:style-name="T12"> students </text:span><text:span text:style-name="T13">for help.</text:span></text:p>
      <text:p text:style-name="P3"><text:tab/><text:span text:style-name="T13">After lectures I got new problem </text:span><text:span text:style-name="T18">in supermarket</text:span><text:span text:style-name="T13">. I generally write down my shopping list into my phone’s notes. </text:span><text:span text:style-name="T18">And th</text:span><text:span text:style-name="T26">at</text:span><text:span text:style-name="T18"> day </text:span><text:span text:style-name="T13">I could not check it according </text:span><text:span text:style-name="T27">to </text:span><text:span text:style-name="T13">terms of my challenge.</text:span></text:p>
      <text:p text:style-name="P3"><text:span text:style-name="T14"><text:tab/></text:span><text:span text:style-name="T15">Afterwards, I came home and ended this terrible </text:span><text:span text:style-name="T16">try out. <text:s/>All in all, I can’t say that I can refuse my gadgets. I’m really depends </text:span><text:span text:style-name="T17">on </text:span><text:span text:style-name="T16">them. It was interesting experience, but not very useful for m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7T22:03:48.681000000</meta:creation-date>
    <dc:date>2022-10-07T23:31:03.970000000</dc:date>
    <meta:editing-duration>PT32M38S</meta:editing-duration>
    <meta:editing-cycles>1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8" meta:word-count="257" meta:character-count="1396" meta:non-whitespace-character-count="1137"/>
  </office:meta>
</office:document-meta>
</file>